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Mono" svg:font-family="'Noto Mono'" style:font-family-generic="modern" style:font-pitch="fixed"/>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4e8856"/>
    </style:style>
    <style:style style:name="P5" style:family="paragraph" style:parent-style-name="Standard">
      <style:text-properties fo:language="es" fo:country="ES"/>
    </style:style>
    <style:style style:name="P6" style:family="paragraph" style:parent-style-name="Standard">
      <style:text-properties fo:language="es" fo:country="ES" officeooo:paragraph-rsid="004d71a0"/>
    </style:style>
    <style:style style:name="P7" style:family="paragraph" style:parent-style-name="Standard">
      <style:text-properties officeooo:paragraph-rsid="004e8856"/>
    </style:style>
    <style:style style:name="P8" style:family="paragraph" style:parent-style-name="Text_20_body">
      <style:text-properties officeooo:rsid="005df035" officeooo:paragraph-rsid="005eee33"/>
    </style:style>
    <style:style style:name="P9" style:family="paragraph" style:parent-style-name="Text_20_body">
      <style:text-properties officeooo:paragraph-rsid="005eee33"/>
    </style:style>
    <style:style style:name="P10" style:family="paragraph" style:parent-style-name="Text_20_body">
      <style:text-properties style:font-name="Calibri" fo:font-size="12pt" style:text-underline-style="solid" style:text-underline-width="auto" style:text-underline-color="font-color" fo:font-weight="bold" officeooo:rsid="00658aef" officeooo:paragraph-rsid="00658aef" style:font-size-asian="12pt" style:font-weight-asian="bold" style:font-size-complex="12pt" style:font-weight-complex="bold"/>
    </style:style>
    <style:style style:name="P11" style:family="paragraph" style:parent-style-name="Text_20_body">
      <style:text-properties style:font-name="Calibri" fo:font-size="12pt" style:text-underline-style="none" fo:font-weight="normal" officeooo:paragraph-rsid="00658aef" style:font-size-asian="12pt" style:font-weight-asian="normal" style:font-size-complex="12pt" style:font-weight-complex="normal"/>
    </style:style>
    <style:style style:name="P12" style:family="paragraph" style:parent-style-name="Text_20_body">
      <style:text-properties style:font-name="Calibri" fo:font-size="12pt" style:text-underline-style="none" fo:font-weight="normal" officeooo:rsid="00658aef" officeooo:paragraph-rsid="00658ae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4b29c" style:font-weight-asian="bold" style:font-weight-complex="bold"/>
    </style:style>
    <style:style style:name="T4" style:family="text">
      <style:text-properties fo:font-weight="bold" officeooo:rsid="00658aef" style:font-weight-asian="bold" style:font-weight-complex="bold"/>
    </style:style>
    <style:style style:name="T5" style:family="text">
      <style:text-properties officeooo:rsid="004f23dc"/>
    </style:style>
    <style:style style:name="T6" style:family="text">
      <style:text-properties officeooo:rsid="0062f4ff"/>
    </style:style>
    <style:style style:name="T7" style:family="text">
      <style:text-properties officeooo:rsid="0064b29c"/>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2"><text:span text:style-name="T3">Apelidos</text:span><text:span text:style-name="T2">, </text:span><text:span text:style-name="T3">Nome</text:span><text:span text:style-name="T2">:</text:span><text:span text:style-name="T1"> </text:span><text:span text:style-name="T4">Maceira Barca Xian</text:span></text:p>
          </table:table-cell>
        </table:table-row>
      </table:table>
      <text:p text:style-name="P5"/>
      <text:p text:style-name="P6"/>
      <text:p text:style-name="P7"/>
      <table:table table:name="Tabla2" table:style-name="Tabla2">
        <table:table-column table:style-name="Tabla2.A"/>
        <table:table-column table:style-name="Tabla2.B"/>
        <table:table-row>
          <table:table-cell table:style-name="Tabla2.A1" office:value-type="string">
            <text:p text:style-name="P4"><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9"><text:span text:style-name="T5">1. </text:span><text:span text:style-name="T6">Indica qu</text:span><text:span text:style-name="T7">e</text:span><text:span text:style-name="T6"> </text:span><text:span text:style-name="T7">é</text:span><text:span text:style-name="T6"> Odoo e indica qué funcionalidades proporciona.</text:span></text:p>
            <text:p text:style-name="P8"/>
          </table:table-cell>
        </table:table-row>
      </table:table>
      <text:p text:style-name="P7"/>
      <text:p text:style-name="P11">Odoo es un sistema de software de código abierto que ofrece una amplia gama de funciones para la gestión empresarial. Incluye herramientas para recursos humanos, ventas, CRM, inventario, contabilidad, proyectos, comercio electrónico, compras, creación de sitios web, marketing, servicio de atención al cliente y más. Odoo es altamente personalizable y permite a las empresas administrar eficientemente diversas áreas de su negocio en una sola plataforma integrada.</text:p>
      <text:p text:style-name="P11"/>
      <text:p text:style-name="P10">Funcionalidades</text:p>
      <text:p text:style-name="P12"/>
      <text:p text:style-name="P12"><text:span text:style-name="T8">Gestión de Ventas:</text:span> Permite administrar las ventas, presupuestos, pedidos y facturación de manera eficiente.</text:p>
      <text:p text:style-name="P12"/>
      <text:p text:style-name="P12"><text:span text:style-name="T8">Gestión de Compras:</text:span> Facilita el proceso de adquisición de productos y servicios, desde la solicitud de cotizaciones hasta la recepción de mercancías.</text:p>
      <text:p text:style-name="P12"/>
      <text:p text:style-name="P12"><text:span text:style-name="T8">Inventario:</text:span> Ayuda a gestionar el inventario, el seguimiento de productos y el control de existencias.</text:p>
      <text:p text:style-name="P12"/>
      <text:p text:style-name="P12"><text:span text:style-name="T8">Contabilidad:</text:span> Ofrece herramientas para llevar un seguimiento de las transacciones financieras, generar informes contables y gestionar impuestos.</text:p>
      <text:p text:style-name="P12"/>
      <text:p text:style-name="P12"><text:span text:style-name="T8">CRM (Customer Relationship Management)</text:span>: Ayuda a administrar las relaciones con los clientes, seguimiento de oportunidades de ventas y comunicación.</text:p>
      <text:p text:style-name="P12"/>
      <text:p text:style-name="P12"/>
      <text:p text:style-name="P12"/>
      <text:p text:style-name="P12"><text:span text:style-name="T8">Gestión de Proyectos:</text:span> Facilita la planificación, seguimiento y gestión de proyectos y tareas.</text:p>
      <text:p text:style-name="P12"><text:soft-page-break/></text:p>
      <text:p text:style-name="P12"><text:span text:style-name="T8">Marketing:</text:span> Ofrece herramientas para la automatización del marketing, campañas de correo electrónico y seguimiento de leads.</text:p>
      <text:p text:style-name="P12"/>
      <text:p text:style-name="P12"><text:span text:style-name="T8">Fabricación</text:span>: Ayuda en la gestión de procesos de fabricación, control de calidad y seguimiento de la producción.</text:p>
      <text:p text:style-name="P12"/>
      <text:p text:style-name="P12"><text:span text:style-name="T8">Punto de Venta:</text:span> Permite administrar las operaciones en puntos de venta físicos y en línea.</text:p>
      <text:p text:style-name="P12"/>
      <text:p text:style-name="P12"><text:span text:style-name="T8">Mantenimiento:</text:span> Facilita la gestión de mantenimiento preventivo y correctivo de activos y equipos.</text:p>
      <text:p text:style-name="P12"/>
      <text:p text:style-name="P12">Ayuda y Soporte Técnico: Proporciona herramientas para gestionar solicitudes de asistencia y seguimiento de problem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Mono" svg:font-family="'Noto Mono'" style:font-family-generic="modern" style:font-pitch="fixed"/>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1T20:42:13.416000000</dc:date>
    <meta:editing-duration>PT9H36M25S</meta:editing-duration>
    <meta:editing-cycles>153</meta:editing-cycles>
    <meta:generator>LibreOffice/7.5.3.2$Windows_X86_64 LibreOffice_project/9f56dff12ba03b9acd7730a5a481eea045e468f3</meta:generator>
    <meta:document-statistic meta:table-count="2" meta:image-count="2" meta:object-count="0" meta:page-count="2" meta:paragraph-count="18" meta:word-count="259" meta:character-count="1855" meta:non-whitespace-character-count="1612"/>
  </office:meta>
</office:document-meta>
</file>